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cm"/>
    </style:style>
    <style:style style:name="co2" style:family="table-column">
      <style:table-column-properties fo:break-before="auto" style:column-width="6.033cm"/>
    </style:style>
    <style:style style:name="co3" style:family="table-column">
      <style:table-column-properties fo:break-before="auto" style:column-width="10.398cm"/>
    </style:style>
    <style:style style:name="co4" style:family="table-column">
      <style:table-column-properties fo:break-before="auto" style:column-width="9.022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60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8.784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number-columns-repeated="1020" table:default-cell-style-name="ce2"/>
        <table:table-row table:style-name="ro1">
          <table:table-cell table:style-name="ce1" office:value-type="string" table:number-columns-spanned="2" table:number-rows-spanned="1">
            <text:p>2014-UA-01-1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Formal Review</text:p>
            <text:p>ok or description what is missing/insufficient</text:p>
          </table:table-cell>
          <table:table-cell table:style-name="ce3" office:value-type="string">
            <text:p>Category</text:p>
            <text:p>great, good, lacking or reject</text:p>
          </table:table-cell>
          <table:table-cell table:style-name="ce3" office:value-type="string">
            <text:p>Comments regarding content</text:p>
          </table:table-cell>
          <table:table-cell table:style-name="ce3" office:value-type="string">
            <text:p>Answers on comments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ee comments</text:p>
          </table:table-cell>
          <table:table-cell table:style-name="ce4" office:value-type="string">
            <text:p>formally lacking</text:p>
            <text:p>contentwise good</text:p>
          </table:table-cell>
          <table:table-cell table:style-name="ce4" office:value-type="string">
            <text:p>- "graphics" in the task is actually a table ... change to a vector graphic!</text:p>
            <text:p>- graphics are not color blind</text:p>
            <text:p>- text isn't clear that there are exactly THREE kinds of tiles</text:p>
            <text:p>- the question is not “the most”, but “exactly”, since you do need the three different kinds of tiles; if it was a “most”-task, please make sure there is no almost-obvious solution with the correct answer or have more colors available and a “4” distractor</text:p>
            <text:p>- the It's Informatics needs more content</text:p>
            <text:p>- the answer explanation should have some commment on that this answer is only one example solution</text:p>
            <text:p>- version -1 isn't hard for 0's, rather medium for them</text:p>
            <text:p>- version -3 is also rated too hard, I think, should be for II's rather than for III's</text:p>
            <text:p>- version -4 has an error in the answer explanation, the colors do not match</text:p>
          </table:table-cell>
          <table:table-cell table:style-name="ce4" office:value-type="string">
            <text:p>I think that this is not necessarily.It is easier to solve this task in a spreadsheet or on a piece of paper with cells. <text:s text:c="12"/>. <text:s text:c="43"/>- Common contest for everyone, including the blind and color blind of all types, <text:s/>- it is <text:s/>a political populism. It is better to spend separate <text:s/>contests for such children. If Bebras will have only two-color tasks, we lose in competition with other contests. <text:s text:c="3"/>- Text is changed <text:s text:c="53"/>- Explanations should be short and clear. It is for the <text:s/>qualified organizers.This simple task does not require much explanation <text:s text:c="40"/>- I agree that different countries may have different assess the complexity of the task</text:p>
          </table:table-cell>
          <table:table-cell table:number-columns-repeated="1020"/>
        </table:table-row>
        <table:table-row table:style-name="ro5">
          <table:table-cell table:style-name="ce4" table:number-columns-repeated="2"/>
          <table:table-cell table:style-name="ce3" office:value-type="string">
            <text:p>Reviewer</text:p>
            <text:p>Name, Country, e-mail</text:p>
          </table:table-cell>
          <table:table-cell table:number-columns-repeated="1021"/>
        </table:table-row>
        <table:table-row table:style-name="ro5">
          <table:table-cell table:style-name="ce4" table:number-columns-repeated="2"/>
          <table:table-cell office:value-type="string">
            <text:p>Christian Datzko, Switzerland, christian.datzko@edubs.ch</text:p>
          </table:table-cell>
          <table:table-cell office:value-type="string">
            <text:p>Rostyslav</text:p>
          </table:table-cell>
          <table:table-cell table:number-columns-repeated="1020"/>
        </table:table-row>
        <table:table-row table:style-name="ro5" table:number-rows-repeated="33">
          <table:table-cell table:style-name="ce4" table:number-columns-repeated="3"/>
          <table:table-cell table:number-columns-repeated="102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3:3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father</meta:initial-creator>
    <meta:creation-date>2014-05-09T12:22:41Z</meta:creation-date>
    <dc:date>2014-05-28T13:32:41.66</dc:date>
    <meta:editing-cycles>8</meta:editing-cycles>
    <meta:editing-duration>PT1H45M30S</meta:editing-duration>
    <meta:document-statistic meta:table-count="1" meta:cell-count="12" meta:object-count="0"/>
  </office:meta>
</office:document-meta>
</file>